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6e1" officeooo:paragraph-rsid="000156e1"/>
    </style:style>
    <style:style style:name="T1" style:family="text">
      <style:text-properties officeooo:rsid="0002d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<text:span text:style-name="T1">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6-05-15T21:22:06.153132739</meta:creation-date>
    <dc:date>2016-05-15T22:03:50.500036553</dc:date>
    <dc:creator>Alwin Egger</dc:creator>
    <meta:editing-duration>PT41M44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